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10 Pitch'" style:font-pitch="fixed" fo:font-size="22pt" style:font-size-asian="28pt" style:font-size-complex="28pt"/>
    </style:style>
    <style:style style:name="T5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2 Reinstall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PR2 reinstall process is based on a USB installer</text:p>
              </text:list-item>
            </text:list>
            <text:list text:continue-numbering="true" text:style-name="L2">
              <text:list-item>
                <text:list>
                  <text:list-item>
                    <text:p>The USB stick can be used to install the basestation</text:p>
                  </text:list-item>
                  <text:list-item>
                    <text:p>The basestation contains all the packages necessary to reinstall the PR2</text:p>
                  </text:list-item>
                  <text:list-item>
                    <text:p>All of this can be performed on a completely isolated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efore you begi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install process wipes the disk in the Master machine. <text:s/>All user data will be lost.</text:p>
              </text:list-item>
              <text:list-item>
                <text:p>You may want to back up the user accounts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3">$ pr2-usermigrate save robot.users</text:span></text:p>
                  </text:list-header>
                  <text:list-item>
                    <text:p>Store the file robot.users somewhere safe</text:p>
                  </text:list-item>
                </text:list>
              </text:list-item>
            </text:list>
            <text:list text:continue-numbering="true" text:style-name="L2">
              <text:list-item>
                <text:p>Any users with home directories on /pr/2 should have their contents preserved</text:p>
              </text:list-item>
              <text:list-item>
                <text:p>However, you should never leave anything irreplaceable on the robot during an inst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king a USB Install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cquire a 4GB USB-stick</text:p>
              </text:list-item>
              <text:list-item>
                <text:p>Download the most recent .tgz file from the ros website &lt;INSERT URL HERE&gt;</text:p>
              </text:list-item>
              <text:list-item>
                <text:p>Untar the file and it will contain:</text:p>
              </text:list-item>
            </text:list>
            <text:list text:continue-numbering="true" text:style-name="L2">
              <text:list-item>
                <text:list>
                  <text:list-item>
                    <text:p>install_dev1</text:p>
                  </text:list-item>
                  <text:list-item>
                    <text:p>install_dev2</text:p>
                  </text:list-item>
                  <text:list-item>
                    <text:p>createusb.py</text:p>
                  </text:list-item>
                </text:list>
              </text:list-item>
            </text:list>
            <text:list text:continue-numbering="true" text:style-name="L2">
              <text:list-item>
                <text:p>Run the USB installer with the path to the USB device to install on</text:p>
                <text:p/>
              </text:list-item>
            </text:list>
          </draw:text-box>
        </draw:frame>
        <draw:frame draw:style-name="gr4" draw:text-style-name="P5" draw:layer="layout" svg:width="15.239cm" svg:height="2.055cm" svg:x="1.906cm" svg:y="17.262cm">
          <draw:text-box>
            <text:p text:style-name="P4"><text:span text:style-name="T4">$ cd basestation_installer</text:span></text:p>
            <text:p text:style-name="P4"><text:span text:style-name="T4">$ ./createusb.py /dev/sd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stalling the Basestati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nable USB-booting for the basestation</text:p>
              </text:list-item>
            </text:list>
            <text:list text:continue-numbering="true" text:style-name="L2">
              <text:list-item>
                <text:list>
                  <text:list-item>
                    <text:p>(NOTE: Not implemented yet, for now BIOS must be configured manually)</text:p>
                  </text:list-item>
                </text:list>
              </text:list-item>
            </text:list>
            <text:list text:continue-numbering="true" text:style-name="L2">
              <text:list-header>
                <text:p/>
              </text:list-header>
              <text:list-item>
                <text:p>Put the USB installer in the basestation and reboot</text:p>
              </text:list-item>
              <text:list-item>
                <text:p>Installer should proceed automatically</text:p>
              </text:list-item>
              <text:list-item>
                <text:p>When complete hit Enter, and remove USB stick</text:p>
              </text:list-item>
              <text:list-item>
                <text:p>The final step of the installer will disable USB booting</text:p>
              </text:list-item>
              <text:list-item>
                <text:p>Once the basestation boots, you will probably want to configure it with it's proper name and IP address</text:p>
              </text:list-item>
            </text:list>
          </draw:text-box>
        </draw:frame>
        <draw:frame draw:style-name="gr4" draw:text-style-name="P5" draw:layer="layout" svg:width="15.239cm" svg:height="1.153cm" svg:x="2.54cm" svg:y="8.49cm">
          <draw:text-box>
            <text:p text:style-name="P4"><text:span text:style-name="T4">$ sudo enable_usb_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alling a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robot into the service port of the basestation</text:p>
              </text:list-item>
              <text:list-item>
                <text:p>On the basestation run robot_installer</text:p>
                <text:p/>
              </text:list-item>
              <text:list-item>
                <text:p>Reboot the robot with the netboot option</text:p>
                <text:p/>
              </text:list-item>
              <text:list-item>
                <text:p>Netconsole will eventually connect to robot</text:p>
              </text:list-item>
              <text:list-item>
                <text:p>Hit enter to install the robot</text:p>
              </text:list-item>
              <text:list-item>
                <text:p>The robot will shutdown when installation complete</text:p>
              </text:list-item>
              <text:list-item>
                <text:p>Proceed with appropriate configuration as discussed in previous workshop</text:p>
              </text:list-item>
            </text:list>
          </draw:text-box>
        </draw:frame>
        <draw:frame draw:style-name="gr4" draw:text-style-name="P5" draw:layer="layout" svg:width="15.239cm" svg:height="1.153cm" svg:x="2.541cm" svg:y="7.737cm">
          <draw:text-box>
            <text:p text:style-name="P4"><text:span text:style-name="T4">$ sudo robot_installer</text:span></text:p>
          </draw:text-box>
        </draw:frame>
        <draw:frame draw:style-name="gr4" draw:text-style-name="P5" draw:layer="layout" svg:width="15.239cm" svg:height="1.153cm" svg:x="2.541cm" svg:y="10.795cm">
          <draw:text-box>
            <text:p text:style-name="P4"><text:span text:style-name="T4">$ sudo pr2-shutdown --net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toring data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f you backed up user accounts, you can restore them now</text:p>
              </text:list-item>
            </text:list>
            <text:list text:continue-numbering="true" text:style-name="L2">
              <text:list-item>
                <text:list>
                  <text:list-item>
                    <text:p>Get the robot.users file back onto the robot</text:p>
                    <text:p><text:span text:style-name="T3">$ pr2-usermigrate load robot.users</text:span></text:p>
                  </text:list-item>
                </text:list>
              </text:list-item>
            </text:list>
            <text:list text:continue-numbering="true" text:style-name="L2">
              <text:list-item>
                <text:p>For any user with a home directory on the slave machine, you will need to recreate their symlink in “/u”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5">$ rm /u/leibs</text:span></text:p>
                    <text:p><text:span text:style-name="T5">$ ln -sf /pr/2/leibs /u/leib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5H09M07S</meta:editing-duration>
    <meta:editing-cycles>25</meta:editing-cycles>
    <meta:generator>OpenOffice.org/3.1$Unix OpenOffice.org_project/310m19$Build-9420</meta:generator>
    <meta:initial-creator>Jeremy Leibs</meta:initial-creator>
    <dc:date>2010-03-17T00:59:40</dc:date>
    <dc:creator>Jeremy Leibs</dc:creator>
    <meta:document-statistic meta:object-count="82"/>
    <meta:template xlink:type="simple" xlink:actuate="onRequest" xlink:title="tutorialtemplate" xlink:href="../tutorialtemplate.otp" meta:date="2010-03-16T09:08:13"/>
  </office:meta>
</office:document-meta>
</file>